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Times New Roman3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c73b" officeooo:paragraph-rsid="000ac73b"/>
    </style:style>
    <style:style style:name="P2" style:family="paragraph" style:parent-style-name="Standard">
      <style:text-properties officeooo:rsid="00153e71" officeooo:paragraph-rsid="00153e71"/>
    </style:style>
    <style:style style:name="P3" style:family="paragraph" style:parent-style-name="Standard">
      <style:text-properties officeooo:rsid="0065f19b" officeooo:paragraph-rsid="0065f19b"/>
    </style:style>
    <style:style style:name="P4" style:family="paragraph" style:parent-style-name="Standard">
      <style:text-properties officeooo:rsid="0065f19b" officeooo:paragraph-rsid="006f28f9"/>
    </style:style>
    <style:style style:name="P5" style:family="paragraph" style:parent-style-name="Standard">
      <style:paragraph-properties fo:line-height="100%"/>
      <style:text-properties officeooo:paragraph-rsid="006f28f9"/>
    </style:style>
    <style:style style:name="P6" style:family="paragraph" style:parent-style-name="Standard">
      <style:paragraph-properties fo:line-height="100%"/>
      <style:text-properties officeooo:paragraph-rsid="007195ac"/>
    </style:style>
    <style:style style:name="P7" style:family="paragraph" style:parent-style-name="Standard">
      <style:paragraph-properties fo:line-height="100%"/>
      <style:text-properties officeooo:paragraph-rsid="0072c57a"/>
    </style:style>
    <style:style style:name="P8" style:family="paragraph" style:parent-style-name="Standard">
      <style:paragraph-properties fo:line-height="100%"/>
      <style:text-properties fo:font-size="18pt" officeooo:rsid="006f28f9" officeooo:paragraph-rsid="006f28f9"/>
    </style:style>
    <style:style style:name="P9" style:family="paragraph" style:parent-style-name="Standard">
      <style:text-properties officeooo:paragraph-rsid="006d36a6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/>
      <style:text-properties officeooo:paragraph-rsid="006089c5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.3cm" loext:contextual-spacing="false" fo:text-indent="0cm" style:auto-text-indent="false" style:page-number="auto" fo:background-color="transparent">
        <style:tab-stops>
          <style:tab-stop style:position="1.693cm"/>
        </style:tab-stops>
      </style:paragraph-properties>
      <style:text-properties officeooo:paragraph-rsid="0065f19b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.3cm" loext:contextual-spacing="false" fo:text-indent="0cm" style:auto-text-indent="false" style:page-number="auto" fo:background-color="transparent"/>
      <style:text-properties officeooo:paragraph-rsid="005eb325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3cm" loext:contextual-spacing="false" fo:text-indent="0cm" style:auto-text-indent="false" fo:background-color="transparent"/>
      <style:text-properties officeooo:paragraph-rsid="005eb325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3cm" loext:contextual-spacing="false" fo:text-indent="0cm" style:auto-text-indent="false" fo:background-color="transparent"/>
      <style:text-properties officeooo:paragraph-rsid="00611b6b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3cm" loext:contextual-spacing="false" fo:text-indent="0cm" style:auto-text-indent="false" fo:background-color="transparent">
        <style:tab-stops>
          <style:tab-stop style:position="1.693cm"/>
        </style:tab-stops>
      </style:paragraph-properties>
      <style:text-properties officeooo:paragraph-rsid="0065f19b"/>
    </style:style>
    <style:style style:name="P16" style:family="paragraph" style:parent-style-name="Standard">
      <style:paragraph-properties fo:margin-top="0cm" fo:margin-bottom="0cm" loext:contextual-spacing="false">
        <style:tab-stops>
          <style:tab-stop style:position="1.693cm"/>
        </style:tab-stops>
      </style:paragraph-properties>
      <style:text-properties style:font-name="Times New Roman" officeooo:rsid="000db587" officeooo:paragraph-rsid="0063f538"/>
    </style:style>
    <style:style style:name="P17" style:family="paragraph" style:parent-style-name="tfTitre_20_Chapitre" style:master-page-name="Right_20_Page">
      <style:paragraph-properties style:page-number="auto"/>
    </style:style>
    <style:style style:name="P18" style:family="paragraph" style:parent-style-name="Standard">
      <style:text-properties fo:font-weight="bold" officeooo:rsid="00687a6b" officeooo:paragraph-rsid="006f28f9" style:font-weight-asian="bold" style:font-weight-complex="bold"/>
    </style:style>
    <style:style style:name="P19" style:family="paragraph" style:parent-style-name="Standard" style:list-style-name="tfPuce">
      <style:text-properties officeooo:rsid="0065f19b" officeooo:paragraph-rsid="006f28f9"/>
    </style:style>
    <style:style style:name="P20" style:family="paragraph" style:parent-style-name="Standard">
      <style:paragraph-properties fo:line-height="100%"/>
      <style:text-properties fo:font-size="18pt" officeooo:rsid="007195ac" officeooo:paragraph-rsid="006f28f9"/>
    </style:style>
    <style:style style:name="P21" style:family="paragraph" style:parent-style-name="Standard">
      <style:paragraph-properties fo:line-height="100%"/>
      <style:text-properties fo:font-size="18pt" fo:font-weight="bold" officeooo:rsid="007195ac" officeooo:paragraph-rsid="007195ac" style:font-weight-asian="bold" style:font-weight-complex="bold"/>
    </style:style>
    <style:style style:name="P22" style:family="paragraph" style:parent-style-name="Standard">
      <style:paragraph-properties fo:line-height="100%"/>
      <style:text-properties fo:font-size="18pt" fo:font-weight="bold" officeooo:rsid="0072c57a" officeooo:paragraph-rsid="0072c57a" style:font-weight-asian="bold" style:font-weight-complex="bold"/>
    </style:style>
    <style:style style:name="P23" style:family="paragraph" style:parent-style-name="Standard">
      <style:paragraph-properties fo:line-height="100%"/>
      <style:text-properties fo:font-size="18pt" officeooo:rsid="0072c57a" officeooo:paragraph-rsid="0072c57a"/>
    </style:style>
    <style:style style:name="P24" style:family="paragraph" style:parent-style-name="Standard">
      <style:paragraph-properties fo:line-height="100%"/>
      <style:text-properties officeooo:paragraph-rsid="006f28f9"/>
    </style:style>
    <style:style style:name="P25" style:family="paragraph" style:parent-style-name="Standard">
      <style:paragraph-properties fo:line-height="100%"/>
      <style:text-properties officeooo:paragraph-rsid="00768c35"/>
    </style:style>
    <style:style style:name="P26" style:family="paragraph" style:parent-style-name="Standard">
      <style:paragraph-properties fo:line-height="100%"/>
      <style:text-properties officeooo:rsid="00768c35" officeooo:paragraph-rsid="00768c35"/>
    </style:style>
    <style:style style:name="P27" style:family="paragraph" style:parent-style-name="Standard">
      <style:paragraph-properties fo:line-height="100%"/>
      <style:text-properties officeooo:rsid="0076cc58" officeooo:paragraph-rsid="00768c35"/>
    </style:style>
    <style:style style:name="P28" style:family="paragraph" style:parent-style-name="tfCours" style:list-style-name="tfPuce"/>
    <style:style style:name="P29" style:family="paragraph" style:parent-style-name="tfTitre_20_I_29_">
      <style:text-properties fo:text-transform="uppercase" style:font-name="Arial1" fo:font-size="22pt" fo:font-style="italic" fo:font-weight="bold" officeooo:rsid="00611b6b" officeooo:paragraph-rsid="00611b6b" style:font-size-asian="20pt" style:font-weight-asian="bold" style:font-size-complex="20pt" style:font-weight-complex="bold"/>
    </style:style>
    <style:style style:name="P30" style:family="paragraph" style:parent-style-name="tfTitre_20_I_29_">
      <style:paragraph-properties fo:break-before="page"/>
    </style:style>
    <style:style style:name="T1" style:family="text">
      <style:text-properties style:font-name="Times New Roman" fo:font-weight="bold" officeooo:rsid="000db587" style:font-weight-asian="bold" style:font-weight-complex="bold"/>
    </style:style>
    <style:style style:name="T2" style:family="text">
      <style:text-properties style:font-name="Times New Roman" fo:font-weight="bold" officeooo:rsid="006089c5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 fo:font-weight="bold" officeooo:rsid="000db587" style:font-weight-asian="bold" style:font-weight-complex="bold"/>
    </style:style>
    <style:style style:name="T4" style:family="text">
      <style:text-properties style:font-name="Times New Roman" officeooo:rsid="00112f0e"/>
    </style:style>
    <style:style style:name="T5" style:family="text">
      <style:text-properties style:font-name="Times New Roman" officeooo:rsid="00508497"/>
    </style:style>
    <style:style style:name="T6" style:family="text">
      <style:text-properties style:font-name="Times New Roman" officeooo:rsid="000db587"/>
    </style:style>
    <style:style style:name="T7" style:family="text">
      <style:text-properties style:font-name="Times New Roman" fo:font-weight="normal" officeooo:rsid="000db587" style:font-weight-asian="normal" style:font-weight-complex="normal"/>
    </style:style>
    <style:style style:name="T8" style:family="text">
      <style:text-properties style:font-name="Times New Roman" fo:font-weight="normal" officeooo:rsid="006089c5" style:font-weight-asian="normal" style:font-weight-complex="normal"/>
    </style:style>
    <style:style style:name="T9" style:family="text">
      <style:text-properties style:font-name="Times New Roman" officeooo:rsid="006089c5"/>
    </style:style>
    <style:style style:name="T10" style:family="text">
      <style:text-properties style:font-name="Times New Roman" officeooo:rsid="0065f19b"/>
    </style:style>
    <style:style style:name="T11" style:family="text">
      <style:text-properties style:font-name="Times New Roman" fo:font-size="18pt" officeooo:rsid="0065f19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835fa" style:font-weight-asian="bold" style:font-weight-complex="bold"/>
    </style:style>
    <style:style style:name="T14" style:family="text">
      <style:text-properties fo:font-weight="bold" officeooo:rsid="00611b6b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officeooo:rsid="00153e71"/>
    </style:style>
    <style:style style:name="T17" style:family="text">
      <style:text-properties officeooo:rsid="001835fa"/>
    </style:style>
    <style:style style:name="T18" style:family="text">
      <style:text-properties fo:color="#111111" style:font-name="Times New Roman" officeooo:rsid="000db587"/>
    </style:style>
    <style:style style:name="T19" style:family="text">
      <style:text-properties fo:font-size="18pt"/>
    </style:style>
    <style:style style:name="T20" style:family="text">
      <style:text-properties fo:font-size="18pt" officeooo:rsid="005d60dc"/>
    </style:style>
    <style:style style:name="T21" style:family="text">
      <style:text-properties fo:font-size="18pt" officeooo:rsid="005eb325"/>
    </style:style>
    <style:style style:name="T22" style:family="text">
      <style:text-properties fo:font-size="18pt" officeooo:rsid="00611b6b"/>
    </style:style>
    <style:style style:name="T23" style:family="text">
      <style:text-properties fo:font-size="18pt" officeooo:rsid="0067ede6"/>
    </style:style>
    <style:style style:name="T24" style:family="text">
      <style:text-properties fo:font-size="18pt" officeooo:rsid="006d36a6"/>
    </style:style>
    <style:style style:name="T25" style:family="text">
      <style:text-properties fo:font-size="18pt" officeooo:rsid="006f28f9"/>
    </style:style>
    <style:style style:name="T26" style:family="text">
      <style:text-properties fo:font-size="18pt" officeooo:rsid="001835fa"/>
    </style:style>
    <style:style style:name="T27" style:family="text">
      <style:text-properties fo:font-size="18pt" officeooo:rsid="007195ac"/>
    </style:style>
    <style:style style:name="T28" style:family="text">
      <style:text-properties fo:font-size="18pt" officeooo:rsid="0072c57a"/>
    </style:style>
    <style:style style:name="T29" style:family="text">
      <style:text-properties fo:font-size="18pt" officeooo:rsid="007545d2"/>
    </style:style>
    <style:style style:name="T30" style:family="text">
      <style:text-properties fo:font-size="18pt" officeooo:rsid="00768c35"/>
    </style:style>
    <style:style style:name="T31" style:family="text">
      <style:text-properties fo:font-size="18pt" officeooo:rsid="0076cc58"/>
    </style:style>
    <style:style style:name="T32" style:family="text">
      <style:text-properties officeooo:rsid="005d60dc"/>
    </style:style>
    <style:style style:name="T33" style:family="text">
      <style:text-properties officeooo:rsid="005eb325"/>
    </style:style>
    <style:style style:name="T34" style:family="text">
      <style:text-properties officeooo:rsid="00611b6b"/>
    </style:style>
    <style:style style:name="T35" style:family="text">
      <style:text-properties officeooo:rsid="0065f19b"/>
    </style:style>
    <style:style style:name="T36" style:family="text">
      <style:text-properties officeooo:rsid="0067ede6"/>
    </style:style>
    <style:style style:name="T37" style:family="text">
      <style:text-properties officeooo:rsid="006f28f9"/>
    </style:style>
    <style:style style:name="T38" style:family="text">
      <style:text-properties officeooo:rsid="0072c57a"/>
    </style:style>
    <style:style style:name="T39" style:family="text">
      <style:text-properties officeooo:rsid="007545d2"/>
    </style:style>
    <style:style style:name="T40" style:family="text">
      <style:text-properties fo:font-style="italic" officeooo:rsid="007545d2" style:font-style-asian="italic" style:font-style-complex="italic"/>
    </style:style>
    <style:style style:name="T41" style:family="text">
      <style:text-properties officeooo:rsid="00768c35"/>
    </style:style>
    <style:style style:name="T42" style:family="text">
      <style:text-properties officeooo:rsid="0076cc58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babilités</text:p>
      <text:p text:style-name="P1"/>
      <text:list xml:id="list1061695395" text:style-name="tfNum_20_I_29_">
        <text:list-item>
          <text:p text:style-name="P29">Expérience aléatoire</text:p>
        </text:list-item>
      </text:list>
      <text:p text:style-name="tfCours">Une <text:span text:style-name="T15">expérience aléatoire</text:span> est une expéri<text:span text:style-name="T20">ence :</text:span></text:p>
      <text:list xml:id="list125625007" text:style-name="tfPuce">
        <text:list-item>
          <text:p text:style-name="P28"><text:span text:style-name="T21">dont </text:span><text:span text:style-name="T20">on connaît à l’avance les différents résultats possibles</text:span></text:p>
        </text:list-item>
        <text:list-item>
          <text:p text:style-name="P28"><text:span text:style-name="T20">mais </text:span><text:span text:style-name="T21">dont </text:span><text:span text:style-name="T20">on ne sait pas</text:span> <text:span text:style-name="T20">à</text:span> <text:span text:style-name="T20">l’avance</text:span> le<text:span text:style-name="T32">quel va se produire</text:span>.</text:p>
        </text:list-item>
      </text:list>
      <text:p text:style-name="tfCours">Ces différents résultats <text:span text:style-name="T33">possibles </text:span>sont appelés <text:span text:style-name="T15">issues</text:span>.</text:p>
      <text:p text:style-name="P10"/>
      <text:p text:style-name="P12"><text:span text:style-name="T12">Ex 1 :</text:span> On lance une pièce de monnaie et on regarde la face supérieure.<text:line-break/><text:span text:style-name="T22">Il y a deux</text:span> issues : pile, face.</text:p>
      <text:p text:style-name="P13"><text:span text:style-name="T12">Ex 2 :</text:span> On jette un dé et on observe la face supérieure.<text:line-break/>I<text:span text:style-name="T34">l y a six issues :</text:span> 1 ; 2 ; 3 ; 4 ; 5 ; 6.</text:p>
      <text:p text:style-name="P14"><text:span text:style-name="T14">Ex 3 :</text:span><text:span text:style-name="T34"> </text:span><text:span text:style-name="T22">U</text:span><text:span text:style-name="T34">ne urne qui contient 3 boules rouges et 1 boule noire.<text:line-break/>On tire une boule au hasard. Quelle est sa couleur ?<text:line-break/>Il y a deux issues : rouge ou noire</text:span></text:p>
      <text:p text:style-name="Standard"/>
      <text:p text:style-name="Standard"/>
      <text:list xml:id="list192126349650058" text:continue-list="list1061695395" text:style-name="tfNum_20_I_29_">
        <text:list-item>
          <text:p text:style-name="tfTitre_20_I_29_">Événement</text:p>
        </text:list-item>
      </text:list>
      <text:p text:style-name="tfCours"><text:span text:style-name="T11">On</text:span><text:span text:style-name="T6"> app</text:span><text:span text:style-name="T10">elle</text:span><text:span text:style-name="T6"> </text:span><text:span text:style-name="T3">événement</text:span><text:span text:style-name="T6"> </text:span><text:span text:style-name="T10">tout ensemble d’issues.</text:span><text:span text:style-name="T6"><text:line-break/>Un événement peut être décrit :</text:span></text:p>
      <text:list xml:id="list192126580873196" text:continue-list="list125625007" text:style-name="tfPuce">
        <text:list-item>
          <text:p text:style-name="P28"><text:span text:style-name="T6">soit par une phrase </text:span><text:span text:style-name="T9">en français</text:span><text:span text:style-name="T6">,</text:span></text:p>
        </text:list-item>
        <text:list-item>
          <text:p text:style-name="P28"><text:span text:style-name="T6">soit comme un ensemble d'issues </text:span><text:span text:style-name="T9">(avec des accolades)</text:span><text:span text:style-name="T6">.</text:span></text:p>
        </text:list-item>
      </text:list>
      <text:p text:style-name="P16"/>
      <text:p text:style-name="P11"><text:span text:style-name="T1">Ex </text:span><text:span text:style-name="T2">4</text:span><text:span text:style-name="T1"> :</text:span><text:span text:style-name="T7"> </text:span><text:span text:style-name="T8">On lance un dé.</text:span></text:p>
      <text:p text:style-name="P15"><text:span text:style-name="T6">Appelons A l'événement « </text:span><text:span text:style-name="T5">Le résultat est</text:span><text:span text:style-name="T6"> pair » :<text:line-break/>A = </text:span><text:span text:style-name="T18">{2 ; 4 ; 6}.</text:span></text:p>
      <text:p text:style-name="P15"><text:span text:style-name="T6">Appelons B l'événement « </text:span><text:span text:style-name="T5">Le résultat est</text:span><text:span text:style-name="T6"> multiple de 3 » :<text:line-break/></text:span><text:span text:style-name="T4">B</text:span><text:span text:style-name="T6"> = </text:span><text:span text:style-name="T18">{3 ; 6}.</text:span></text:p>
      <text:list xml:id="list192127024080082" text:continue-list="list192126349650058" text:style-name="tfNum_20_I_29_">
        <text:list-item>
          <text:p text:style-name="P30">Probabilité</text:p>
        </text:list-item>
      </text:list>
      <text:list xml:id="list3973813278" text:style-name="tfNum_20_1_29_">
        <text:list-item>
          <text:p text:style-name="tfTitre_20_1_29_">Définition</text:p>
        </text:list-item>
      </text:list>
      <text:p text:style-name="tfCours">La <text:span text:style-name="T15">probabilité</text:span> d'un événement est un nombre compris entre 0 et 1 qui mesure la chance que cet événement a d'être réalisé.</text:p>
      <text:p text:style-name="P2"/>
      <text:p text:style-name="P3"><text:span text:style-name="T12">Ex :</text:span> On lance un<text:span text:style-name="T36">e</text:span> pièce de monnaie <text:span text:style-name="T36">et on appelle A l’événement « On a obtenu pile ».</text:span></text:p>
      <text:p text:style-name="P9"><text:span text:style-name="T23">Cet événement a une chance sur deux d’être réalisé. </text:span><text:span text:style-name="T24">On écrit</text:span><text:span text:style-name="T35"> : <text:s/></text:span><text:span text:style-name="T35"><draw:frame draw:style-name="fr1" draw:name="Objet1" text:anchor-type="as-char" svg:width="2.556cm" svg:height="1.558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8">Remarque :</text:p>
      <text:list xml:id="list192127440039036" text:continue-list="list192126580873196" text:style-name="tfPuce">
        <text:list-item>
          <text:p text:style-name="P19">Une probabilité peut s’écrire soit comme une fraction, soit comme un nombre décimal, soit comme un pourcentage.</text:p>
        </text:list-item>
      </text:list>
      <text:p text:style-name="P4"/>
      <text:p text:style-name="P4"/>
      <text:list xml:id="list192126384598602" text:continue-list="list3973813278" text:style-name="tfNum_20_1_29_">
        <text:list-item>
          <text:p text:style-name="tfTitre_20_1_29_">Propriétés</text:p>
        </text:list-item>
      </text:list>
      <text:list xml:id="list192126538167109" text:continue-list="list192127440039036" text:style-name="tfPuce">
        <text:list-item>
          <text:p text:style-name="P28">La somme des probabilités correspondants aux issues est égale à 1.</text:p>
        </text:list-item>
        <text:list-item>
          <text:p text:style-name="P28">La probabilité d’un événement est égale à la somme des probabilités correspondant à chacune des issues qui le composent.</text:p>
        </text:list-item>
        <text:list-item>
          <text:p text:style-name="P28">Si toutes les issues ont la même chance d’être réalisées, on dit qu’elles sont <text:span text:style-name="T15">équiprobables</text:span> et on a alors : <draw:frame draw:style-name="fr1" draw:name="Objet4" text:anchor-type="as-char" svg:width="7.89cm" svg:height="1.558cm" draw:z-index="1"><draw:object xlink:href="./Object 3" xlink:type="simple" xlink:show="embed" xlink:actuate="onLoad"/><draw:image xlink:href="./ObjectReplacements/Object 3" xlink:type="simple" xlink:show="embed" xlink:actuate="onLoad"/><svg:desc>formule</svg:desc></draw:frame></text:p>
        </text:list-item>
      </text:list>
      <text:p text:style-name="Standard"/>
      <text:p text:style-name="P5"><text:span text:style-name="T13">Ex :</text:span><text:span text:style-name="T17"> </text:span><text:span text:style-name="T25">On lance</text:span><text:span text:style-name="T16"> un dé équilibré et </text:span><text:span text:style-name="T37">on </text:span><text:span text:style-name="T27">cherche la probabilité de </text:span><text:span text:style-name="T23">l’événement </text:span><text:span text:style-name="T27">A</text:span><text:span text:style-name="T23"> : « le résultat est pair ».</text:span></text:p>
      <text:p text:style-name="P20"/>
      <text:p text:style-name="P21">Méthode 1 :</text:p>
      <text:p text:style-name="P6"><text:span text:style-name="T27">Les 6 issues sont équiprobables, et la somme de leurs probabilités est </text:span><text:span text:style-name="T28">1</text:span><text:span text:style-name="T27"> donc : p({1}) = p({2}) = ... = p({6}) = </text:span><text:span text:style-name="T27"><draw:frame draw:style-name="fr1" draw:name="Objet3" text:anchor-type="as-char" svg:width="0.78cm" svg:height="1.558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7"><text:span text:style-name="T26">A = {2 ; 4 ; 6} </text:span><text:span text:style-name="T28">donc p(A) = </text:span><text:span text:style-name="T27">p({</text:span><text:span text:style-name="T28">2</text:span><text:span text:style-name="T27">}) </text:span><text:span text:style-name="T28">+</text:span><text:span text:style-name="T27"> p({</text:span><text:span text:style-name="T28">4</text:span><text:span text:style-name="T27">}) </text:span><text:span text:style-name="T28">+</text:span><text:span text:style-name="T27"> p({6}) </text:span><text:span text:style-name="T28">= </text:span><text:span text:style-name="T28"><draw:frame draw:style-name="fr1" draw:name="Objet5" text:anchor-type="as-char" svg:width="1.632cm" svg:height="1.558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28"><text:s/>= </text:span><text:span text:style-name="T28"><draw:frame draw:style-name="fr1" draw:name="Objet6" text:anchor-type="as-char" svg:width="0.79cm" svg:height="1.558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23"/>
      <text:p text:style-name="P22">Méthode 2 :</text:p>
      <text:p text:style-name="P8">L<text:span text:style-name="T38">es</text:span> 6 issues <text:span text:style-name="T38">sont </text:span>équiprobables.</text:p>
      <text:p text:style-name="P5"><text:span text:style-name="T37">donc : p(A) = </text:span><text:span text:style-name="T37"><draw:frame draw:style-name="fr1" draw:name="Objet8" text:anchor-type="as-char" svg:width="6.126cm" svg:height="1.558cm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37"><text:s/>= </text:span><text:span text:style-name="T37"><draw:frame draw:style-name="fr1" draw:name="Objet7" text:anchor-type="as-char" svg:width="0.78cm" svg:height="1.558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7"><text:s/>= </text:span><text:span text:style-name="T37"><draw:frame draw:style-name="fr1" draw:name="Objet2" text:anchor-type="as-char" svg:width="0.79cm" svg:height="1.558cm" draw:z-index="5"><draw:object xlink:href="./Object 2" xlink:type="simple" xlink:show="embed" xlink:actuate="onLoad"/><draw:image xlink:href="./ObjectReplacements/Object 2" xlink:type="simple" xlink:show="embed" xlink:actuate="onLoad"/></draw:frame></text:span></text:p>
      <text:list xml:id="list192126696956373" text:continue-list="list192127024080082" text:style-name="tfNum_20_I_29_">
        <text:list-item>
          <text:p text:style-name="P30">Simulations</text:p>
        </text:list-item>
      </text:list>
      <text:p text:style-name="tfCours"><text:span text:style-name="T39">Lorsque l’on répète </text:span><text:span text:style-name="T40">n</text:span><text:span text:style-name="T39"> fois une expérience aléatoire, la fréquence d’un </text:span><text:span text:style-name="T30">événement</text:span><text:span text:style-name="T39"> varie d’une série à l’autre. Toutefois, plus </text:span><text:span text:style-name="T40">n</text:span><text:span text:style-name="T39"> est grand plus la fréquence d</text:span><text:span text:style-name="T29">e cet </text:span><text:span text:style-name="T30">événement</text:span><text:span text:style-name="T39"> se stabilise autour de </text:span><text:span text:style-name="T30">s</text:span><text:span text:style-name="T39">a probabilité.</text:span></text:p>
      <text:p text:style-name="P25"/>
      <text:p text:style-name="P25"><text:span text:style-name="T41">Aussi, quand on ne sait pas calculer une probabilité, on peut s’aider d’un ordinateur pour simuler un grand nombre de fois </text:span><text:span text:style-name="T31">une </text:span><text:span text:style-name="T41">expérience aléatoire et obtenir une valeur approchée de la probabilité cherchée.</text:span></text:p>
      <text:p text:style-name="P26"/>
      <text:p text:style-name="P25"><text:span text:style-name="T41">Concrètement, nous </text:span><text:span text:style-name="T30">f</text:span><text:span text:style-name="T41">erons cette année </text:span><text:span text:style-name="T30">ces simulations à l’aide d’un tableur (Microsoft Excel, Libre Office Calc, Google Sheet,…)</text:span></text:p>
      <text:p text:style-name="P25"><text:span text:style-name="T30"/></text:p>
      <text:p text:style-name="P26"><text:span text:style-name="T19">Vous devrez pour cela connaître les fonctions suivantes :</text:span></text:p>
      <text:p text:style-name="P25"><text:span text:style-name="T30">=ALEA.ENTRE.BORNES( min  ; max )</text:span></text:p>
      <text:p text:style-name="P27"><text:span text:style-name="T30">=SI( condition ; valeur si vrai ; valeur si faux )</text:span></text:p>
      <text:p text:style-name="P26"><text:span text:style-name="T19">=NB.SI( plage ; valeur 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adornments="Normal" style:font-family-generic="roman"/>
    <style:font-face style:name="Times New Roman3" svg:font-family="'Times New Roman'" style:font-adornments="Regular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fMasqué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3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8-15T21:59:25.320000000</meta:creation-date>
    <meta:editing-duration>PT8H10M49S</meta:editing-duration>
    <meta:editing-cycles>72</meta:editing-cycles>
    <meta:generator>LibreOffice/6.4.7.2$Linux_X86_64 LibreOffice_project/40$Build-2</meta:generator>
    <meta:initial-creator>Véronique et Thibaud FONTANET</meta:initial-creator>
    <dc:date>2021-04-19T19:21:25.320782226</dc:date>
    <meta:document-statistic meta:table-count="0" meta:image-count="0" meta:object-count="8" meta:page-count="3" meta:paragraph-count="42" meta:word-count="527" meta:character-count="2740" meta:non-whitespace-character-count="2259"/>
  </office:meta>
</office:document-meta>
</file>

<file path=Object 1/content.xml><?xml version="1.0" encoding="utf-8"?>
<math xmlns="http://www.w3.org/1998/Math/MathML" display="block">
  <semantics>
    <mrow>
      <mtext>p(A)</mtext>
      <mo stretchy="false">=</mo>
      <mfrac>
        <mn>1</mn>
        <mn>2</mn>
      </mfrac>
    </mrow>
    <annotation encoding="StarMath 5.0">{"p(A)"}={{alignc {1}over{2}}}%%&lt;cmathArbre&gt;«=­«""­p(A)»­«/­1­2»»&lt;/cmathArbre&gt;&lt;cmathFormule&gt;"p(A)"=1/2&lt;/cmathFormule&gt;</annotation>
  </semantics>
</math>
</file>

<file path=Object 2/content.xml><?xml version="1.0" encoding="utf-8"?>
<math xmlns="http://www.w3.org/1998/Math/MathML" display="block">
  <semantics>
    <mfrac>
      <mn>1</mn>
      <mn>2</mn>
    </mfrac>
    <annotation encoding="StarMath 5.0">{alignc {1}over{2}}%%&lt;cmathArbre&gt;«/­1­2»&lt;/cmathArbre&gt;&lt;cmathFormule&gt;1/2&lt;/cmathFormule&gt;</annotation>
  </semantics>
</math>
</file>

<file path=Object 3/content.xml><?xml version="1.0" encoding="utf-8"?>
<math xmlns="http://www.w3.org/1998/Math/MathML" display="block">
  <semantics>
    <mrow>
      <mtext>p(A)</mtext>
      <mo stretchy="false">=</mo>
      <mfrac>
        <mtext>Nombre d’issues de A</mtext>
        <mtext>Nombre total d’issues</mtext>
      </mfrac>
    </mrow>
    <annotation encoding="StarMath 5.0">{"p(A)"}={{alignc {"Nombre d’issues de A"}over{"Nombre total d’issues"}}}%%&lt;cmathArbre&gt;«=­«""­p(A)»­«/­«""­Nombre d’issues de A»­«""­Nombre total d’issues»»»&lt;/cmathArbre&gt;&lt;cmathFormule&gt;"p(A)"="Nombre d’issues de A"/"Nombre total d’issues"&lt;/cmathFormule&gt;</annotation>
  </semantics>
</math>
</file>

<file path=Object 4/content.xml><?xml version="1.0" encoding="utf-8"?>
<math xmlns="http://www.w3.org/1998/Math/MathML" display="block">
  <semantics>
    <mfrac>
      <mn>1</mn>
      <mn>6</mn>
    </mfrac>
    <annotation encoding="StarMath 5.0">{alignc {1}over{6}}%%&lt;cmathArbre&gt;«/­1­6»&lt;/cmathArbre&gt;&lt;cmathFormule&gt;1/6&lt;/cmathFormule&gt;</annotation>
  </semantics>
</math>
</file>

<file path=Object 5/content.xml><?xml version="1.0" encoding="utf-8"?>
<math xmlns="http://www.w3.org/1998/Math/MathML" display="block">
  <semantics>
    <mrow>
      <mn>3</mn>
      <mo stretchy="false">×</mo>
      <mfrac>
        <mn>1</mn>
        <mn>6</mn>
      </mfrac>
    </mrow>
    <annotation encoding="StarMath 5.0">3 times {{alignc {1}over{6}}}%%&lt;cmathArbre&gt;«*­3­«{}­«/­1­6»»»&lt;/cmathArbre&gt;&lt;cmathFormule&gt;3*{1/6}&lt;/cmathFormule&gt;</annotation>
  </semantics>
</math>
</file>

<file path=Object 6/content.xml><?xml version="1.0" encoding="utf-8"?>
<math xmlns="http://www.w3.org/1998/Math/MathML" display="block">
  <semantics>
    <mfrac>
      <mn>1</mn>
      <mn>2</mn>
    </mfrac>
    <annotation encoding="StarMath 5.0">{alignc {1}over{2}}%%&lt;cmathArbre&gt;«/­1­2»&lt;/cmathArbre&gt;&lt;cmathFormule&gt;1/2&lt;/cmathFormule&gt;</annotation>
  </semantics>
</math>
</file>

<file path=Object 7/content.xml><?xml version="1.0" encoding="utf-8"?>
<math xmlns="http://www.w3.org/1998/Math/MathML" display="block">
  <semantics>
    <mfrac>
      <mn>3</mn>
      <mn>6</mn>
    </mfrac>
    <annotation encoding="StarMath 5.0">{alignc {3}over{6}}%%&lt;cmathArbre&gt;«/­3­6»&lt;/cmathArbre&gt;&lt;cmathFormule&gt;3/6&lt;/cmathFormule&gt;</annotation>
  </semantics>
</math>
</file>

<file path=Object 8/content.xml><?xml version="1.0" encoding="utf-8"?>
<math xmlns="http://www.w3.org/1998/Math/MathML" display="block">
  <semantics>
    <mfrac>
      <mtext>Nombre d’issues de A</mtext>
      <mtext>Nombre total d’issues</mtext>
    </mfrac>
    <annotation encoding="StarMath 5.0">{alignc {"Nombre d’issues de A"}over{"Nombre total d’issues"}}%%&lt;cmathArbre&gt;«/­«""­Nombre d’issues de A»­«""­Nombre total d’issues»»&lt;/cmathArbre&gt;&lt;cmathFormule&gt;"Nombre d’issues de A"/"Nombre total d’issues"&lt;/cmathFormule&gt;</annotation>
  </semantics>
</math>
</file>